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Special_entity.test_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pecial_entity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pecial_entity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pecial_entity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pecial_entity.test_1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pecial_entity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pecial_entity.test_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VO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pecial_entity.test_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pecial_entity.test_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pecial_entity.test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V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pecial_entity.test_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